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78cm"/>
    </style:style>
    <style:style style:name="co2" style:family="table-column">
      <style:table-column-properties fo:break-before="auto" style:column-width="3.17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09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Entrega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ega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4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tem a verificar</text:p>
          </table:table-cell>
          <table:table-cell table:style-name="ce1" office:value-type="string" calcext:value-type="string">
            <text:p>Not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 escopo do teste foi identificado no plano de teste, definindo claramente quais funcionalidades/componentes serão alvo do teste?</text:p>
          </table:table-cell>
          <table:table-cell table:style-name="ce5" office:value-type="string" calcext:value-type="string">
            <text:p>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i definida a estratégia de teste no plano de teste, incluindo informações como o nível, objetivos, técnicas, critérios e ferramentas de teste a serem aplicados?</text:p>
          </table:table-cell>
          <table:table-cell table:style-name="ce5" office:value-type="string" calcext:value-type="string">
            <text:p>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Os casos de teste foram definidos de maneira concreta no plano de teste, indicando os valores reais de dados a serem usados, bem como os valores esperados para as saídas? Se necessário foram definidos os procedimentos de teste?</text:p>
          </table:table-cell>
          <table:table-cell table:style-name="ce5" office:value-type="string" calcext:value-type="string">
            <text:p>L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s resultados da execução dos casos de teste foram registrados no relatório de testes?</text:p>
          </table:table-cell>
          <table:table-cell table:style-name="ce5" office:value-type="string" calcext:value-type="string">
            <text:p>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s falhas identificadas foram reportadas detalhadamente no relatório de testes, incluindo textos explicativos e imagens, se necessário?</text:p>
          </table:table-cell>
          <table:table-cell table:style-name="ce5" office:value-type="string" calcext:value-type="string">
            <text:p>N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a reunião de aceitação o software foi executado sem apresentar defeitos (ou seja, o teste cumpriu sua função de detectar os defeitos antes da entrega)?</text:p>
          </table:table-cell>
          <table:table-cell table:style-name="ce5"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ta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Obs.: Apenas um dos casos de teste foi detalhado (o CT 10). Os demais continuam genéricos mesmo na reentrega.</text:p>
          </table:table-cell>
          <table:table-cell table:number-columns-repeated="1023"/>
        </table:table-row>
        <table:table-row table:style-name="ro4" table:number-rows-repeated="98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 style:data-style-name="N2" text:time-value="16:33:45.478735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ega" style:display-name="PageStyle_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7-02T16:39:11.670659110</dc:date>
    <dc:creator>patricia </dc:creator>
    <meta:editing-duration>PT12M54S</meta:editing-duration>
    <meta:editing-cycles>5</meta:editing-cycles>
    <meta:document-statistic meta:table-count="1" meta:cell-count="17" meta:object-count="0"/>
  </office:meta>
</office:document-meta>
</file>